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XmlApplicationContext.load( Class &lt; ? &gt; relativeClass , String ... resourc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XmlApplicationContext.load( Resource ...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XmlApplicationContext.GenericXmlApplicationContext( Resource ...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ApplicationContext.setEnvironment( Configurable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ApplicationContext.load( String ... resource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XmlApplicationContext.GenericXmlApplicationContext( Class &lt; ? &gt; relativeClass , String ... resourc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ApplicationContext.setValidating( boolean valida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XmlApplicationContext.GenericXml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XmlApplicationContext.GenericXmlApplicationContext( String ... resource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XmlApplicationContex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